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Text_20_body">
      <style:paragraph-properties fo:margin-top="0cm" fo:margin-bottom="0.265cm" loext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输入某二叉树的前序遍历和中序遍历的结果，请重建出该二叉树。假设输入的前序遍历和中序遍历的结果中都不含重复的数字。例如输入前序遍历序列{1,2,4,7,3,5,6,8}和中序遍历序列{4,7,2,1,5,3,8,6}，则重建二叉树并返回。</text:p>
      <text:p text:style-name="Standard">/**</text:p>
      <text:p text:style-name="Standard"><text:s/>* Definition for binary tree</text:p>
      <text:p text:style-name="Standard"><text:s/>* public class TreeNode {</text:p>
      <text:p text:style-name="Standard"><text:s/>* <text:s text:c="4"/>int val;</text:p>
      <text:p text:style-name="Standard"><text:s/>* <text:s text:c="4"/>TreeNode left;</text:p>
      <text:p text:style-name="Standard"><text:s/>* <text:s text:c="4"/>TreeNode right;</text:p>
      <text:p text:style-name="Standard"><text:s/>* <text:s text:c="4"/>TreeNode(int x) { val = x; }</text:p>
      <text:p text:style-name="Standard"><text:s/>* }</text:p>
      <text:p text:style-name="Standard"><text:s/>*/</text:p>
      <text:p text:style-name="Standard">import java.util.*;</text:p>
      <text:p text:style-name="Standard">public class Solution {</text:p>
      <text:p text:style-name="Standard"><text:s text:c="4"/>public TreeNode reConstructBinaryTree(int [] pre,int [] in) {</text:p>
      <text:p text:style-name="Standard"><text:s text:c="8"/>if(pre.length==0 || in.length==0)</text:p>
      <text:p text:style-name="Standard"><text:s text:c="8"/>{</text:p>
      <text:p text:style-name="Standard"><text:s text:c="12"/>return null;</text:p>
      <text:p text:style-name="Standard"><text:s text:c="8"/>}</text:p>
      <text:p text:style-name="Standard"><text:s text:c="8"/>TreeNode node=new TreeNode(pre[0]);</text:p>
      <text:p text:style-name="Standard"><text:s text:c="8"/>for(int i=0;i&lt;in.length;i++){</text:p>
      <text:p text:style-name="Standard"><text:s text:c="12"/>if(in[i]==pre[0]){</text:p>
      <text:p text:style-name="Standard"><text:s text:c="16"/>node.left=reConstructBinaryTree(Arrays.copyOfRange(pre,1,i+1),Arrays.copyOfRange(in,0,i));</text:p>
      <text:p text:style-name="Standard"><text:s text:c="16"/>node.right=reConstructBinaryTree(Arrays.copyOfRange(pre,i+1,pre.length),Arrays.copyOfRange(in,i+1,in.length)); </text:p>
      <text:p text:style-name="Standard"><text:s text:c="11"/></text:p>
      <text:p text:style-name="Standard"><text:s text:c="8"/>}</text:p>
      <text:p text:style-name="Standard"><text:s text:c="8"/>}</text:p>
      <text:p text:style-name="Standard"><text:s text:c="12"/>return node;</text:p>
      <text:p text:style-name="Standard"><text:s text:c="8"/>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用两个栈来实现一个队列，完成队列的Push和Pop操作。 队列中的元素为int类型。</text:p>
      <text:p text:style-name="Standard"/>
      <text:p text:style-name="Standard">import java.util.Stack;</text:p>
      <text:p text:style-name="Standard"/>
      <text:p text:style-name="Standard">public class Solution {</text:p>
      <text:p text:style-name="Standard"><text:s text:c="4"/>Stack&lt;Integer&gt; stack1 = new Stack&lt;Integer&gt;();</text:p>
      <text:p text:style-name="Standard"><text:s text:c="4"/>Stack&lt;Integer&gt; stack2 = new Stack&lt;Integer&gt;();</text:p>
      <text:p text:style-name="Standard"><text:s text:c="4"/></text:p>
      <text:p text:style-name="Standard"><text:s text:c="4"/>public void push(int node) {</text:p>
      <text:p text:style-name="Standard"><text:s text:c="8"/>if(!stack2.isEmpty()){</text:p>
      <text:p text:style-name="Standard"><text:s text:c="12"/>stack1.push(stack2.pop());</text:p>
      <text:p text:style-name="Standard"><text:s text:c="8"/>}</text:p>
      <text:p text:style-name="Standard"><text:s text:c="8"/>stack1.push(node);</text:p>
      <text:p text:style-name="Standard"><text:s text:c="8"/></text:p>
      <text:p text:style-name="Standard"><text:s text:c="4"/>}</text:p>
      <text:p text:style-name="Standard"><text:s text:c="4"/></text:p>
      <text:p text:style-name="Standard"><text:s text:c="4"/>public int pop() {</text:p>
      <text:p text:style-name="Standard"><text:s text:c="8"/></text:p>
      <text:p text:style-name="Standard"><text:s text:c="8"/>while(!stack1.isEmpty()){</text:p>
      <text:p text:style-name="Standard"><text:s text:c="12"/>stack2.push(stack1.pop());</text:p>
      <text:p text:style-name="Standard"><text:s text:c="8"/>}</text:p>
      <text:p text:style-name="Standard"><text:s text:c="8"/>return stack2.pop();</text:p>
      <text:p text:style-name="Standard"><text:s text:c="4"/>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把一个数组最开始的若干个元素搬到数组的末尾，我们称之为数组的旋转。 输入一个非减排序的数组的一个旋转，输出旋转数组的最小元素。 例如数组{3,4,5,1,2}为{1,2,3,4,5}的一个旋转，该数组的最小值为1。 NOTE：给出的所有元素都大于0，若数组大小为0，请返回0。</text:p>
      <text:p text:style-name="Standard"/>
      <text:p text:style-name="Standard">import java.util.ArrayList;</text:p>
      <text:p text:style-name="Standard">public class Solution {</text:p>
      <text:p text:style-name="Standard"><text:s text:c="4"/>public int minNumberInRotateArray(int [] array) {</text:p>
      <text:p text:style-name="Standard"><text:s text:c="8"/>int min=0;</text:p>
      <text:p text:style-name="Standard"><text:s text:c="8"/>for(int i=0;i&lt;array.length-1;i++){</text:p>
      <text:p text:style-name="Standard"><text:s text:c="12"/>if(array[i]&gt;array[i+1])</text:p>
      <text:p text:style-name="Standard"><text:s text:c="12"/>{</text:p>
      <text:p text:style-name="Standard"><text:s text:c="16"/>min=array[i+1];</text:p>
      <text:p text:style-name="Standard"><text:s text:c="12"/>}</text:p>
      <text:p text:style-name="Standard"><text:s text:c="8"/>}</text:p>
      <text:p text:style-name="Standard"><text:s text:c="8"/>return min;</text:p>
      <text:p text:style-name="Standard"><text:s text:c="4"/>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大家都知道斐波那契数列，现在要求输入一个整数n，请你输出斐波那契数列的第n项（从0开始，第0项为0）。 </text:p>
      <text:p text:style-name="Text_20_body">n&lt;=39 </text:p>
      <text:p text:style-name="Standard"/>
      <text:p text:style-name="Standard">public class Solution {</text:p>
      <text:p text:style-name="Standard"><text:s text:c="4"/>public int Fibonacci(int n) {</text:p>
      <text:p text:style-name="Standard"><text:s text:c="7"/>/*****************递归**************</text:p>
      <text:p text:style-name="Standard"><text:s text:c="7"/>if(n==0){</text:p>
      <text:p text:style-name="Standard"><text:s text:c="12"/>return 0;</text:p>
      <text:p text:style-name="Standard"><text:s text:c="8"/>}</text:p>
      <text:p text:style-name="Standard"><text:s text:c="8"/>if(n==1){</text:p>
      <text:p text:style-name="Standard"><text:s text:c="12"/>return 1;</text:p>
      <text:p text:style-name="Standard"><text:s text:c="8"/>}</text:p>
      <text:p text:style-name="Standard"><text:s text:c="8"/>if(n&gt;1){</text:p>
      <text:p text:style-name="Standard"><text:s text:c="12"/>return Fibonacci(n-2)+Fibonacci(n-1);</text:p>
      <text:p text:style-name="Standard"><text:s text:c="8"/>}</text:p>
      <text:p text:style-name="Standard"><text:s text:c="8"/>return 0;*/</text:p>
      <text:p text:style-name="Standard"><text:s text:c="8"/>/**************循环*************************/</text:p>
      <text:p text:style-name="Standard"><text:s text:c="8"/>int qt=0;</text:p>
      <text:p text:style-name="Standard"><text:s text:c="8"/>int zt=1;</text:p>
      <text:p text:style-name="Standard"><text:s text:c="8"/>int result=0;</text:p>
      <text:p text:style-name="Standard"><text:s text:c="8"/>if(n==0){return 0;}</text:p>
      <text:p text:style-name="Standard"><text:s text:c="8"/>if(n==1){return 1;}</text:p>
      <text:p text:style-name="Standard"><text:s text:c="8"/>if(n&gt;1){</text:p>
      <text:p text:style-name="Standard"><text:s text:c="12"/>for(int i=2;i&lt;=n;i++){</text:p>
      <text:p text:style-name="Standard"><text:s text:c="16"/>result=zt+qt;</text:p>
      <text:p text:style-name="Standard"><text:s text:c="16"/>qt=zt;</text:p>
      <text:p text:style-name="Standard"><text:s text:c="16"/>zt=result;</text:p>
      <text:p text:style-name="Standard"><text:s text:c="12"/>}</text:p>
      <text:p text:style-name="Standard"><text:s text:c="11"/></text:p>
      <text:p text:style-name="Standard"><text:s text:c="8"/>}</text:p>
      <text:p text:style-name="Standard"><text:s text:c="9"/>return result;</text:p>
      <text:p text:style-name="Standard"/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Noto Sans CJK SC Regular" style:font-family-complex="'Noto Sans CJK SC Regular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3T21:28:20.799638627</meta:creation-date>
    <dc:date>2018-08-23T21:34:43.295824822</dc:date>
    <meta:editing-duration>PT6M23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4" meta:paragraph-count="99" meta:word-count="465" meta:character-count="2487" meta:non-whitespace-character-count="1733"/>
  </office:meta>
</office:document-meta>
</file>